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Dashed_20__28_var_29_" svg:stroke-width="0.159cm" svg:stroke-color="#00cccc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draw:stroke="dash" draw:stroke-dash="Dashed_20__28_var_29_" svg:stroke-width="0.159cm" svg:stroke-color="#00cc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6" style:family="graphic" style:parent-style-name="objectwithoutfill">
      <style:graphic-properties draw:stroke="dash" draw:stroke-dash="Dashed_20__28_var_29_" svg:stroke-width="0.159cm" svg:stroke-color="#0066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779cm" svg:y="6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0.541cm" svg:y="3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8.89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0.668cm" svg:y="6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906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1.176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0.669cm" svg:y="6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1.811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2.065cm" svg:y="5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2.272cm" svg:y="2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3.081cm" svg:y="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3.97cm" svg:y="1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1.43cm" svg:y="7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1.431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4.732cm" svg:y="1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5.24cm" svg:y="0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716cm" svg:y1="17.78cm" svg:x2="6.35cm" svg:y2="-1.016cm">
          <text:p/>
        </draw:line>
        <draw:custom-shape draw:style-name="gr2" draw:text-style-name="P2" draw:layer="layout" svg:width="0.254cm" svg:height="0.254cm" svg:x="9.144cm" svg:y="9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6.129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6.13cm" svg:y="3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3.716cm" svg:y="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5.367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4.605cm" svg:y="2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2cm" svg:y1="17.966cm" svg:x2="6.865cm" svg:y2="-1.202cm">
          <text:p/>
        </draw:line>
        <draw:line draw:style-name="gr6" draw:text-style-name="P1" draw:layer="layout" svg:x1="14.868cm" svg:y1="17.242cm" svg:x2="5.198cm" svg:y2="-0.4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4T10:37:59.066636416</dc:date>
    <meta:editing-duration>PT21M39S</meta:editing-duration>
    <meta:editing-cycles>8</meta:editing-cycles>
    <meta:generator>LibreOffice/5.1.6.2$Linux_X86_64 LibreOffice_project/10m0$Build-2</meta:generator>
    <meta:document-statistic meta:object-count="46"/>
  </office:meta>
</office:document-meta>
</file>